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line-height="200%"/>
      <style:text-properties fo:font-size="8pt" style:font-size-asian="8pt" style:font-size-complex="8pt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Nimbus Mono L" fo:font-size="8pt" style:font-size-asian="8pt" style:font-size-complex="8pt"/>
    </style:style>
    <style:style style:name="P9" style:family="paragraph" style:parent-style-name="Standard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text-properties style:text-position="0% 100%" fo:font-size="8pt" style:font-size-asian="8pt" style:font-size-complex="8pt"/>
    </style:style>
    <style:style style:name="P11" style:family="paragraph" style:parent-style-name="Standard">
      <style:text-properties style:text-position="sub 58%" style:font-name="Liberation Serif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 style:master-page-name="Standard">
      <style:paragraph-properties style:page-number="auto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Standard" style:list-style-name="WW8Num1">
      <style:paragraph-properties fo:line-height="200%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8pt" style:font-size-asian="8pt" style:font-size-complex="8pt"/>
    </style:style>
    <style:style style:name="T5" style:family="text">
      <style:text-properties style:text-position="0% 100%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 NO: 17</text:p>
      <text:p text:style-name="P3">Date <text:s/>: 24.02.2011</text:p>
      <text:p text:style-name="P3"/>
      <text:p text:style-name="P6">AIM:</text:p>
      <text:p text:style-name="P7"><text:tab/></text:p>
      <text:p text:style-name="P7"><text:tab/>Implement Runge-Kutta method of fourth order to solve differential equation dy/dx=xy.</text:p>
      <text:p text:style-name="P3"><text:line-break/></text:p>
      <text:p text:style-name="P6">THEORY:</text:p>
      <text:p text:style-name="P7"><text:tab/></text:p>
      <text:p text:style-name="Standard"><text:span text:style-name="T1"><text:tab/>Let us consider a first order differential equation as dy/dx=f(x,y) with y(x</text:span><text:span text:style-name="T4">0</text:span><text:span text:style-name="T1">)=y</text:span><text:span text:style-name="T4">0</text:span><text:span text:style-name="T5">.</text:span></text:p>
      <text:p text:style-name="P10"><text:tab/>The computational formulae for fourth order Runge-Kutta method is as follows,</text:p>
      <text:p text:style-name="Standard"><text:span text:style-name="T5"><text:tab/><text:tab/>y(x</text:span><text:span text:style-name="T4">0</text:span><text:span text:style-name="T5">+h) = y</text:span><text:span text:style-name="T4">0</text:span><text:span text:style-name="T5">+k</text:span></text:p>
      <text:p text:style-name="Standard"><text:span text:style-name="T5"><text:tab/><text:tab/>where <text:tab/>k = (1/6)[k</text:span><text:span text:style-name="T4">1</text:span><text:span text:style-name="T5">+2k</text:span><text:span text:style-name="T4">2</text:span><text:span text:style-name="T5">+2k</text:span><text:span text:style-name="T4">3</text:span><text:span text:style-name="T5">+k</text:span><text:span text:style-name="T4">4</text:span><text:span text:style-name="T5">]</text:span></text:p>
      <text:p text:style-name="Standard"><text:span text:style-name="T5"><text:tab/><text:tab/><text:tab/>k</text:span><text:span text:style-name="T4">1</text:span><text:span text:style-name="T5"> = hf(x</text:span><text:span text:style-name="T4">0</text:span><text:span text:style-name="T5">,y</text:span><text:span text:style-name="T4">0</text:span><text:span text:style-name="T5">)</text:span></text:p>
      <text:p text:style-name="Standard"><text:span text:style-name="T5"><text:tab/><text:tab/><text:tab/>k</text:span><text:span text:style-name="T4">2</text:span><text:span text:style-name="T5"> = hf(x</text:span><text:span text:style-name="T4">0</text:span><text:span text:style-name="T5">+h/2,y</text:span><text:span text:style-name="T4">0</text:span><text:span text:style-name="T5">+k</text:span><text:span text:style-name="T4">1</text:span><text:span text:style-name="T5">/2)</text:span></text:p>
      <text:p text:style-name="Standard"><text:span text:style-name="T5"><text:tab/><text:tab/><text:tab/>k</text:span><text:span text:style-name="T4">3</text:span><text:span text:style-name="T5"> = hf(x</text:span><text:span text:style-name="T4">0</text:span><text:span text:style-name="T5">+h/2,y</text:span><text:span text:style-name="T4">0</text:span><text:span text:style-name="T5">+k</text:span><text:span text:style-name="T4">2</text:span><text:span text:style-name="T5">/2)</text:span></text:p>
      <text:p text:style-name="Standard"><text:span text:style-name="T5"><text:tab/><text:tab/><text:tab/>k</text:span><text:span text:style-name="T4">4</text:span><text:span text:style-name="T5"> = hf(x</text:span><text:span text:style-name="T4">0</text:span><text:span text:style-name="T5">+h,y</text:span><text:span text:style-name="T4">0</text:span><text:span text:style-name="T5">+k</text:span><text:span text:style-name="T4">3</text:span><text:span text:style-name="T5">)</text:span></text:p>
      <text:p text:style-name="P10"/>
      <text:p text:style-name="P6"><text:bookmark-start text:name="__DdeLink__676_2058507239"/>ALGORITHM:<text:bookmark-end text:name="__DdeLink__676_2058507239"/></text:p>
      <text:p text:style-name="P5"/>
      <text:p text:style-name="Standard"><text:span text:style-name="T2"><text:tab/></text:span><text:span text:style-name="T1">The following function computes y(x</text:span><text:span text:style-name="T4">n</text:span><text:span text:style-name="T1">) for a differential equation dy/dx=f(x,y) using Runge Kutta method of fourth order, where y(x</text:span><text:span text:style-name="T4">0</text:span><text:span text:style-name="T1">)=y</text:span><text:span text:style-name="T4">0</text:span><text:span text:style-name="T1"> is given and length of each step is h.<text:tab/><text:tab/></text:span></text:p>
      <text:p text:style-name="P4"/>
      <text:p text:style-name="P9">rk(x<text:span text:style-name="T3">0</text:span>,y<text:span text:style-name="T3">0</text:span>,x<text:span text:style-name="T3">n</text:span>,h)</text:p>
      <text:p text:style-name="P9">{</text:p>
      <text:p text:style-name="P9"><text:tab/>x=x<text:span text:style-name="T3">0</text:span></text:p>
      <text:p text:style-name="P9"><text:tab/>y=y<text:span text:style-name="T3">0</text:span></text:p>
      <text:p text:style-name="P9"><text:tab/>while(x&lt;x<text:span text:style-name="T3">n</text:span>)</text:p>
      <text:p text:style-name="P9"><text:tab/>{</text:p>
      <text:p text:style-name="P9"><text:tab/><text:tab/>k1=h*f(x,y)</text:p>
      <text:p text:style-name="P9"><text:tab/><text:tab/>k2=h*f(x+h/2,y+k1/2)</text:p>
      <text:p text:style-name="P9"><text:tab/><text:tab/>k3=h*f(x+h/2,y+k2/2)</text:p>
      <text:p text:style-name="P9"><text:tab/><text:tab/>k4=h*f(x+h,y+k3)</text:p>
      <text:p text:style-name="P9"><text:tab/><text:tab/>k=(k1+2*k2+2*k3+k4)/6</text:p>
      <text:p text:style-name="P9"><text:tab/><text:tab/>y=y+k</text:p>
      <text:p text:style-name="P9"><text:tab/><text:tab/>x=x+h</text:p>
      <text:p text:style-name="P11"><text:tab/>}</text:p>
      <text:p text:style-name="P9"><text:tab/>return y</text:p>
      <text:p text:style-name="P9">}</text:p>
      <text:p text:style-name="P4"/>
      <text:p text:style-name="P1"/>
      <text:p text:style-name="P6">PROGRAM:</text:p>
      <text:p text:style-name="P8"/>
      <text:p text:style-name="P3">rk.c</text:p>
      <text:p text:style-name="P8"/>
      <text:p text:style-name="P8">/* Subject<text:tab/><text:tab/><text:tab/>: Solving differancial equation using Runge-Kutta's forth order method</text:p>
      <text:p text:style-name="P8"><text:s/>* Author<text:tab/><text:tab/><text:tab/>: Rakesh Malik</text:p>
      <text:p text:style-name="P8"><text:s/>* Date<text:tab/><text:tab/><text:tab/><text:tab/>: 23.03.2011</text:p>
      <text:p text:style-name="P8"><text:s/>* Assignment no.<text:tab/><text:tab/>: 17</text:p>
      <text:p text:style-name="P8"><text:s/>*/</text:p>
      <text:p text:style-name="P8"/>
      <text:p text:style-name="P8">#include&lt;stdio.h&gt;</text:p>
      <text:p text:style-name="P8"/>
      <text:p text:style-name="P8">#define f(x,y) (x*y)</text:p>
      <text:p text:style-name="P8"/>
      <text:p text:style-name="P8">double rk(double,double,double,double,int);</text:p>
      <text:p text:style-name="P8"/>
      <text:p text:style-name="P8">int main()</text:p>
      <text:p text:style-name="P8">{</text:p>
      <text:p text:style-name="P8"><text:tab/>double h,x0,y0,xn,yn;</text:p>
      <text:p text:style-name="P8"><text:tab/>int d;</text:p>
      <text:p text:style-name="P8"><text:tab/>printf("Solving differancial equation using <text:bookmark-start text:name="__DdeLink__1287_2146690944"/>Range Kutta method of fourth order<text:bookmark-end text:name="__DdeLink__1287_2146690944"/>\n");</text:p>
      <text:p text:style-name="P8"><text:tab/>printf("\ndy/dx = f(x,y) = x*y");</text:p>
      <text:p text:style-name="P8"><text:tab/>printf("\ngiven y(x0)=y0, To be computed y(xn), where \n");</text:p>
      <text:p text:style-name="P8"><text:tab/>printf("x0 = ");</text:p>
      <text:p text:style-name="P8"><text:tab/>scanf("%lf",&amp;x0);</text:p>
      <text:p text:style-name="P8"><text:tab/>printf("y0 = ");</text:p>
      <text:p text:style-name="P8"><text:tab/>scanf("%lf",&amp;y0);<text:tab/></text:p>
      <text:p text:style-name="P8"><text:tab/>printf("xn = ");</text:p>
      <text:p text:style-name="P8"><text:tab/>scanf("%lf",&amp;xn);</text:p>
      <text:p text:style-name="P8"><text:tab/>printf("length of each step (h) <text:s/>= ");</text:p>
      <text:p text:style-name="P8"><text:tab/>scanf("%lf",&amp;h);</text:p>
      <text:p text:style-name="P8"><text:tab/>printf("Number of decimal places to be corrected upto : ");</text:p>
      <text:p text:style-name="P8"><text:tab/>scanf("%d",&amp;d);</text:p>
      <text:p text:style-name="P8"><text:tab/>yn=rk(x0,y0,xn,h,d);</text:p>
      <text:p text:style-name="P8"><text:tab/>printf("y = %.*lf\n",d,yn);</text:p>
      <text:p text:style-name="P8">}</text:p>
      <text:p text:style-name="P8"/>
      <text:p text:style-name="P8"><text:soft-page-break/>double rk(double x0,double y0,double xn,double h,int d)</text:p>
      <text:p text:style-name="P8">{</text:p>
      <text:p text:style-name="P8"><text:tab/>int i;</text:p>
      <text:p text:style-name="P8"><text:tab/>double x,y,k1,k2,k3,k4,k;</text:p>
      <text:p text:style-name="P8"><text:tab/>for(i=0,x=x0,y=y0;x&lt;xn;x+=h,i++)</text:p>
      <text:p text:style-name="P8"><text:tab/>{</text:p>
      <text:p text:style-name="P8"><text:tab/><text:tab/>printf("x%d = %g, y%d = %g\n",i,x,i,y);</text:p>
      <text:p text:style-name="P8"><text:tab/><text:tab/>k1=h*f(x,y);</text:p>
      <text:p text:style-name="P8"><text:tab/><text:tab/>k2=h*f(x+h/2,y+k1/2);</text:p>
      <text:p text:style-name="P8"><text:tab/><text:tab/>k3=h*f(x+h/2,y+k2/2);</text:p>
      <text:p text:style-name="P8"><text:tab/><text:tab/>k4=h*f(x+h,y+k3);</text:p>
      <text:p text:style-name="P8"><text:tab/><text:tab/>k=(k1+2*k2+2*k3+k4)/6;</text:p>
      <text:p text:style-name="P8"><text:tab/><text:tab/>printf("k1 = %g, k2 = %g, k3 = %g, k4 = %g\nk = %g\n\n",k1,k2,k3,k4,k);</text:p>
      <text:p text:style-name="P8"><text:tab/><text:tab/>y=y+k;</text:p>
      <text:p text:style-name="P8"><text:tab/>}</text:p>
      <text:p text:style-name="P8"><text:tab/>return y;</text:p>
      <text:p text:style-name="P8">}</text:p>
      <text:p text:style-name="P8"/>
      <text:p text:style-name="P8"/>
      <text:p text:style-name="P6">OUTPUT:</text:p>
      <text:p text:style-name="P6"/>
      <text:p text:style-name="P8">Solving differancial equation using Range Kutta method</text:p>
      <text:p text:style-name="P8"><text:s text:c="149"/></text:p>
      <text:p text:style-name="P8">dy/dx = f(x,y) = x*y <text:s text:c="128"/></text:p>
      <text:p text:style-name="P8">given y(x0)=y0, To be computed y(xn), where <text:s text:c="105"/></text:p>
      <text:p text:style-name="P8">x0 = 0 <text:s text:c="142"/></text:p>
      <text:p text:style-name="P8">y0 = 1 <text:s text:c="142"/></text:p>
      <text:p text:style-name="P8">xn = 1 <text:s text:c="142"/></text:p>
      <text:p text:style-name="P8">length of each step (h) <text:s/>= .2 <text:s text:c="119"/></text:p>
      <text:p text:style-name="P8">Number of decimal places to be corrected upto : 4 <text:s text:c="99"/></text:p>
      <text:p text:style-name="P8">x0 = 0, y0 = 1 <text:s text:c="134"/></text:p>
      <text:p text:style-name="P8">k1 = 0, k2 = 0.02, k3 = 0.022, k4 = 0.0444 <text:s text:c="106"/></text:p>
      <text:p text:style-name="P8">k = 0.0214 <text:s text:c="138"/></text:p>
      <text:p text:style-name="P8"><text:s text:c="149"/></text:p>
      <text:p text:style-name="P8">x1 = 0.2, y1 = 1.0214 <text:s text:c="127"/></text:p>
      <text:p text:style-name="P8">k1 = 0.040856, k2 = 0.0645136, k3 = 0.0668794, k4 = 0.0942319 <text:s text:c="87"/></text:p>
      <text:p text:style-name="P8">k = 0.0663123 <text:s text:c="135"/></text:p>
      <text:p text:style-name="P8"/>
      <text:p text:style-name="P8">x2 = 0.4, y2 = 1.08771 <text:s text:c="126"/></text:p>
      <text:p text:style-name="P8">k1 = 0.087017, k2 = 0.110456, k3 = 0.1128, k4 = 0.146068 <text:s text:c="92"/></text:p>
      <text:p text:style-name="P8">k = 0.113266</text:p>
      <text:p text:style-name="P8"><text:s text:c="149"/></text:p>
      <text:p text:style-name="P8">x3 = 0.6, y3 = 1.20098</text:p>
      <text:p text:style-name="P8">k1 = 0.144117, k2 = 0.158431, k3 = 0.159863, k4 = 0.200012</text:p>
      <text:p text:style-name="P8">k = 0.163453</text:p>
      <text:p text:style-name="P8"/>
      <text:p text:style-name="P8">x4 = 0.8, y4 = 1.36443</text:p>
      <text:p text:style-name="P8">k1 = 0.218309, k2 = 0.20912, k3 = 0.208201, k4 = 0.256217</text:p>
      <text:p text:style-name="P8">k = 0.218194</text:p>
      <text:p text:style-name="P8"/>
      <text:p text:style-name="P8">y = 1.5826</text:p>
      <text:p text:style-name="P8"/>
      <text:p text:style-name="P6">DISCUSSION:</text:p>
      <text:p text:style-name="P2"/>
      <text:list xml:id="list1120001513" text:style-name="WW8Num1">
        <text:list-item>
          <text:list>
            <text:list-item>
              <text:list>
                <text:list-item>
                  <text:p text:style-name="P13">The function f(x,y)=xy is used as a macro.</text:p>
                </text:list-item>
                <text:list-item>
                  <text:p text:style-name="P13">The number of decimal places to corrected upto is scanned from user.</text:p>
                </text:list-item>
                <text:list-item>
                  <text:p text:style-name="P13">The value of x<text:span text:style-name="T3">0</text:span>, y<text:span text:style-name="T3">0</text:span>, x<text:span text:style-name="T3">n</text:span> are scanned from user.</text:p>
                </text:list-item>
                <text:list-item>
                  <text:p text:style-name="P13">Each step of iteration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en" fo:country="IN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7:26:17</meta:creation-date>
    <meta:editing-cycles>5</meta:editing-cycles>
    <meta:editing-duration>PT00H01M21S</meta:editing-duration>
    <meta:generator>OpenOffice.org/3.2$Unix OpenOffice.org_project/320m12$Build-9483</meta:generator>
    <dc:date>2011-07-21T03:45:30</dc:date>
    <meta:document-statistic meta:table-count="0" meta:image-count="0" meta:object-count="0" meta:page-count="2" meta:paragraph-count="114" meta:word-count="446" meta:character-count="5061"/>
  </office:meta>
</office:document-meta>
</file>